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0a15b9" style:font-weight-asian="normal" style:font-weight-complex="normal"/>
    </style:style>
    <style:style style:name="P5" style:family="paragraph" style:parent-style-name="Standard">
      <style:text-properties fo:font-weight="normal" officeooo:rsid="000ce9f7" officeooo:paragraph-rsid="000ce9f7" style:font-weight-asian="normal" style:font-weight-complex="normal"/>
    </style:style>
    <style:style style:name="P6" style:family="paragraph" style:parent-style-name="Standard">
      <style:text-properties fo:font-weight="normal" officeooo:rsid="000eb81c" officeooo:paragraph-rsid="000eb81c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a15b9" style:font-weight-asian="normal" style:font-weight-complex="normal"/>
    </style:style>
    <style:style style:name="T1" style:family="text">
      <style:text-properties officeooo:rsid="00098685"/>
    </style:style>
    <style:style style:name="T2" style:family="text">
      <style:text-properties officeooo:rsid="000a15b9"/>
    </style:style>
    <style:style style:name="T3" style:family="text">
      <style:text-properties officeooo:rsid="000c070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a785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fa7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L</text:span><text:span text:style-name="T4">a criptografía es la técnica que protege documentos y datos. Funciona a través de la utilización de cifras o códigos para escribir algo secreto en documentos y datos confidenciales que circulan en redes locales o en internet. Su utilización es tan antigua como la escritura.</text:span></text:p>
      <text:p text:style-name="P2"/>
      <text:p text:style-name="P2">4.2.1. Envia a un compañero un mensaje cifrado con Polybios. El mensaje deberá incluir una pregunta que el compañero deberá contestar. Anota ambos mensajes con y sin cifrado.</text:p>
      <text:p text:style-name="P2"/>
      <text:p text:style-name="P3">AE DC DD DE AD BD CD <text:span text:style-name="T7">= estudio</text:span></text:p>
      <text:p text:style-name="P2"/>
      <text:p text:style-name="P2">4.2.2. Clasifica todos los métodos de cifrado estudiados en el apartado 4.2, según las categorías que acabamos de espedificar.</text:p>
      <text:p text:style-name="P2"/>
      <text:list xml:id="list1054348496" text:style-name="L1">
        <text:list-item>
          <text:p text:style-name="P9">Sistema de transposición: simples y dobles.</text:p>
        </text:list-item>
        <text:list-item>
          <text:p text:style-name="P9">Sistemas de sustitución: literal, numéricas y esteganográficas.</text:p>
        </text:list-item>
      </text:list>
      <text:p text:style-name="P2"/>
      <text:p text:style-name="P2"/>
      <text:p text:style-name="P2">4.9.1. Inventa un método de cifrado simétrico para comunicarte de manera segura con un compañero. Describe sus características.</text:p>
      <text:p text:style-name="P2"/>
      <text:p text:style-name="P4"><text:span text:style-name="T3"><text:tab/>El </text:span><text:span text:style-name="T2">algoritmo AES, </text:span><text:span text:style-name="T3">d</text:span><text:span text:style-name="T2">icho algoritmo se caracteriza por ser un cifrado simétrico por bloques con longitud de clave variable; la longitud de la clave por defecto es de 128 bits pero también puede establecerse a 192 o 256 bits. El funcionamiento de dicho algoritmo puede separarse en dos partes o procesos diferentes, el primero, sería el proceso de cifrado y el segundo correspondiente al proceso de generación de subclaves. El bloque a cifrar tiene una longitud de 128 bit, mientras que la clave puede variar de 128, 192 o 256 bits, según la cantidad de rondas estándar que se apliquen al texto 10, 12 y 14 respectivamente</text:span></text:p>
      <text:p text:style-name="P3"/>
      <text:p text:style-name="P2">4.9.2. Descubre el resultado de cifrar mediante el algoritmo César la siguiente frase: La máquina Enigma fue utilizada por los alemanes utilizando como palabra clave “secreta”.</text:p>
      <text:p text:style-name="P6">Descifrado:</text:p>
      <text:p text:style-name="P3">jy káosgly clgeky dsc srgjgxyby nmp jmq yjckylcq srgjgxylbm amkm nyjyzpy ajytc “qcapcry” </text:p>
      <text:p text:style-name="P5">Utilizando un valor de 128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style:font-weight-asian="bold" style:font-weight-complex="bold"/>
    </style:style>
    <style:style style:name="MT1" style:family="text">
      <style:text-properties officeooo:rsid="000986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s de identificación. Criptografía. <text:s text:c="13"/><text:tab/><text:span text:style-name="MT1">Seguridad Informática <text:s text:c="21"/>2º SMR B</text:span></text:p>
      </style:header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2T16:20:16.699000000</meta:creation-date>
    <dc:date>2021-01-12T18:25:51.482000000</dc:date>
    <meta:editing-duration>PT16M26S</meta:editing-duration>
    <meta:editing-cycles>5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4" meta:word-count="296" meta:character-count="1875" meta:non-whitespace-character-count="1556"/>
  </office:meta>
</office:document-meta>
</file>